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89c" officeooo:paragraph-rsid="000ec89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bfbf" officeooo:paragraph-rsid="0010bfb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a03d4" officeooo:paragraph-rsid="002a03d4"/>
    </style:style>
    <style:style style:name="P4" style:family="paragraph" style:parent-style-name="Standard">
      <style:text-properties style:text-underline-style="solid" style:text-underline-width="auto" style:text-underline-color="font-color" officeooo:rsid="003d0671" officeooo:paragraph-rsid="003d0671"/>
    </style:style>
    <style:style style:name="P5" style:family="paragraph" style:parent-style-name="Standard">
      <style:text-properties style:text-underline-style="solid" style:text-underline-width="auto" style:text-underline-color="font-color" officeooo:rsid="004ddb05" officeooo:paragraph-rsid="004ddb05"/>
    </style:style>
    <style:style style:name="P6" style:family="paragraph" style:parent-style-name="Standard">
      <style:text-properties style:text-underline-style="solid" style:text-underline-width="auto" style:text-underline-color="font-color" officeooo:rsid="0058978a" officeooo:paragraph-rsid="0058978a"/>
    </style:style>
    <style:style style:name="P7" style:family="paragraph" style:parent-style-name="Standard">
      <style:text-properties style:text-underline-style="solid" style:text-underline-width="auto" style:text-underline-color="font-color" officeooo:rsid="00616c5a" officeooo:paragraph-rsid="00616c5a"/>
    </style:style>
    <style:style style:name="P8" style:family="paragraph" style:parent-style-name="Standard">
      <style:text-properties style:text-underline-style="solid" style:text-underline-width="auto" style:text-underline-color="font-color" officeooo:rsid="00638973" officeooo:paragraph-rsid="00638973"/>
    </style:style>
    <style:style style:name="P9" style:family="paragraph" style:parent-style-name="Standard">
      <style:text-properties style:text-underline-style="solid" style:text-underline-width="auto" style:text-underline-color="font-color" officeooo:rsid="0067947e" officeooo:paragraph-rsid="0067947e"/>
    </style:style>
    <style:style style:name="P10" style:family="paragraph" style:parent-style-name="Standard">
      <style:text-properties style:text-underline-style="solid" style:text-underline-width="auto" style:text-underline-color="font-color" officeooo:rsid="006b1e6c" officeooo:paragraph-rsid="006b1e6c"/>
    </style:style>
    <style:style style:name="P11" style:family="paragraph" style:parent-style-name="Standard">
      <style:text-properties officeooo:rsid="0012b056" officeooo:paragraph-rsid="0012b056"/>
    </style:style>
    <style:style style:name="P12" style:family="paragraph" style:parent-style-name="Standard">
      <style:text-properties style:text-underline-style="none" officeooo:rsid="0012b056" officeooo:paragraph-rsid="0012b056"/>
    </style:style>
    <style:style style:name="P13" style:family="paragraph" style:parent-style-name="Standard">
      <style:text-properties style:text-underline-style="none" officeooo:rsid="0010bfbf" officeooo:paragraph-rsid="0010bfbf"/>
    </style:style>
    <style:style style:name="P14" style:family="paragraph" style:parent-style-name="Standard">
      <style:text-properties style:text-underline-style="none" officeooo:rsid="0010bfbf" officeooo:paragraph-rsid="0027c9fb"/>
    </style:style>
    <style:style style:name="P15" style:family="paragraph" style:parent-style-name="Standard">
      <style:text-properties style:text-underline-style="none" officeooo:rsid="0010bfbf" officeooo:paragraph-rsid="002b6a06"/>
    </style:style>
    <style:style style:name="P16" style:family="paragraph" style:parent-style-name="Standard">
      <style:text-properties style:text-underline-style="none" officeooo:rsid="0010bfbf" officeooo:paragraph-rsid="0037813a"/>
    </style:style>
    <style:style style:name="P17" style:family="paragraph" style:parent-style-name="Standard">
      <style:text-properties style:text-underline-style="none" officeooo:rsid="0010bfbf" officeooo:paragraph-rsid="0046bf4b"/>
    </style:style>
    <style:style style:name="P18" style:family="paragraph" style:parent-style-name="Standard">
      <style:text-properties style:text-underline-style="none" officeooo:rsid="0010bfbf" officeooo:paragraph-rsid="005efbc5"/>
    </style:style>
    <style:style style:name="P19" style:family="paragraph" style:parent-style-name="Standard">
      <style:text-properties style:text-underline-style="none" officeooo:rsid="003d0671" officeooo:paragraph-rsid="00413f74"/>
    </style:style>
    <style:style style:name="P20" style:family="paragraph" style:parent-style-name="Standard">
      <style:text-properties style:text-underline-style="none" officeooo:rsid="004a7336" officeooo:paragraph-rsid="004a7336"/>
    </style:style>
    <style:style style:name="P21" style:family="paragraph" style:parent-style-name="Standard">
      <style:text-properties style:text-underline-style="none" officeooo:rsid="004a89a0" officeooo:paragraph-rsid="004a89a0"/>
    </style:style>
    <style:style style:name="P22" style:family="paragraph" style:parent-style-name="Standard">
      <style:text-properties style:text-underline-style="none" officeooo:rsid="004ddb05" officeooo:paragraph-rsid="004ddb05"/>
    </style:style>
    <style:style style:name="P23" style:family="paragraph" style:parent-style-name="Standard">
      <style:text-properties style:text-underline-style="none" officeooo:rsid="0053c9f2" officeooo:paragraph-rsid="0053c9f2"/>
    </style:style>
    <style:style style:name="P24" style:family="paragraph" style:parent-style-name="Standard">
      <style:text-properties style:text-underline-style="none" officeooo:rsid="0058978a" officeooo:paragraph-rsid="0058978a"/>
    </style:style>
    <style:style style:name="P25" style:family="paragraph" style:parent-style-name="Standard">
      <style:text-properties style:text-underline-style="none" officeooo:rsid="0059454d" officeooo:paragraph-rsid="0059454d"/>
    </style:style>
    <style:style style:name="P26" style:family="paragraph" style:parent-style-name="Standard">
      <style:text-properties style:text-underline-style="none" officeooo:rsid="005c0062" officeooo:paragraph-rsid="005c0062"/>
    </style:style>
    <style:style style:name="P27" style:family="paragraph" style:parent-style-name="Standard">
      <style:text-properties style:text-underline-style="none" officeooo:rsid="00616c5a" officeooo:paragraph-rsid="00616c5a"/>
    </style:style>
    <style:style style:name="P28" style:family="paragraph" style:parent-style-name="Standard">
      <style:text-properties style:text-underline-style="none" officeooo:rsid="006560f9" officeooo:paragraph-rsid="006560f9"/>
    </style:style>
    <style:style style:name="P29" style:family="paragraph" style:parent-style-name="Standard">
      <style:text-properties style:text-underline-style="none" officeooo:rsid="00672a16" officeooo:paragraph-rsid="00672a16"/>
    </style:style>
    <style:style style:name="P30" style:family="paragraph" style:parent-style-name="Standard">
      <style:text-properties style:text-underline-style="none" officeooo:rsid="0067947e" officeooo:paragraph-rsid="0067947e"/>
    </style:style>
    <style:style style:name="P31" style:family="paragraph" style:parent-style-name="Standard">
      <style:text-properties style:text-underline-style="none" officeooo:rsid="006b1e6c" officeooo:paragraph-rsid="006b1e6c"/>
    </style:style>
    <style:style style:name="T1" style:family="text">
      <style:text-properties officeooo:rsid="00184ab6"/>
    </style:style>
    <style:style style:name="T2" style:family="text">
      <style:text-properties officeooo:rsid="001a861c"/>
    </style:style>
    <style:style style:name="T3" style:family="text">
      <style:text-properties officeooo:rsid="001c032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4ab6"/>
    </style:style>
    <style:style style:name="T6" style:family="text">
      <style:text-properties style:text-underline-style="solid" style:text-underline-width="auto" style:text-underline-color="font-color" officeooo:rsid="002650b7"/>
    </style:style>
    <style:style style:name="T7" style:family="text">
      <style:text-properties style:text-underline-style="solid" style:text-underline-width="auto" style:text-underline-color="font-color" officeooo:rsid="002b6a06"/>
    </style:style>
    <style:style style:name="T8" style:family="text">
      <style:text-properties style:text-underline-style="solid" style:text-underline-width="auto" style:text-underline-color="font-color" officeooo:rsid="0042ee31"/>
    </style:style>
    <style:style style:name="T9" style:family="text">
      <style:text-properties style:text-underline-style="solid" style:text-underline-width="auto" style:text-underline-color="font-color" officeooo:rsid="00463467"/>
    </style:style>
    <style:style style:name="T10" style:family="text">
      <style:text-properties style:text-underline-style="solid" style:text-underline-width="auto" style:text-underline-color="font-color" officeooo:rsid="00472b42"/>
    </style:style>
    <style:style style:name="T11" style:family="text">
      <style:text-properties officeooo:rsid="0023a306"/>
    </style:style>
    <style:style style:name="T12" style:family="text">
      <style:text-properties officeooo:rsid="0025a0e9"/>
    </style:style>
    <style:style style:name="T13" style:family="text">
      <style:text-properties officeooo:rsid="002650b7"/>
    </style:style>
    <style:style style:name="T14" style:family="text">
      <style:text-properties officeooo:rsid="0033cc65"/>
    </style:style>
    <style:style style:name="T15" style:family="text">
      <style:text-properties officeooo:rsid="003e6069"/>
    </style:style>
    <style:style style:name="T16" style:family="text">
      <style:text-properties officeooo:rsid="00413f74"/>
    </style:style>
    <style:style style:name="T17" style:family="text">
      <style:text-properties officeooo:rsid="00472b42"/>
    </style:style>
    <style:style style:name="T18" style:family="text">
      <style:text-properties officeooo:rsid="00475929"/>
    </style:style>
    <style:style style:name="T19" style:family="text">
      <style:text-properties officeooo:rsid="004887d8"/>
    </style:style>
    <style:style style:name="T20" style:family="text">
      <style:text-properties officeooo:rsid="005330e2"/>
    </style:style>
    <style:style style:name="T21" style:family="text">
      <style:text-properties officeooo:rsid="006a6dbf"/>
    </style:style>
    <style:style style:name="T22" style:family="text">
      <style:text-properties officeooo:rsid="00704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Objectifs techniques</text:span></text:p>
      <text:p text:style-name="P12">- réaliser des composants qui sont attaquables comme des services</text:p>
      <text:p text:style-name="P1"/>
      <text:p text:style-name="P2"><text:span text:style-name="T13">I. </text:span>Composant maître</text:p>
      <text:p text:style-name="P2"/>
      <text:p text:style-name="P13"><text:span text:style-name="T12">Ce composant est un service web : l'utilisateur saisit ce qu'il souhaite via une interface web et le composant lui renvoit les résultats</text:span></text:p>
      <text:p text:style-name="P13"/>
      <text:p text:style-name="P13"><text:tab/><text:span text:style-name="T6">I.A</text:span><text:span text:style-name="T4"> </text:span><text:span text:style-name="T5">module utilisateur</text:span></text:p>
      <text:p text:style-name="P3"/>
      <text:p text:style-name="P3">ce qu'il fait</text:p>
      <text:p text:style-name="P14"><text:span text:style-name="T11"><text:tab/><text:tab/>- réceptionne les demandes de l'utilisateurs via une interface web et stocke les jobs à <text:tab/><text:tab/>lancer dans une collection MongoDB</text:span></text:p>
      <text:p text:style-name="P14"><text:tab/><text:tab/>- <text:span text:style-name="T14">la conception d'un chantier peut être arrêtée en cours de route et reprise, pour cela le <text:tab/><text:tab/>serveur stocke au fur et à mesure ses paramètres envoyé depuis le formulaire</text:span></text:p>
      <text:p text:style-name="P14"/>
      <text:p text:style-name="P15"><text:span text:style-name="T5">en Node</text:span><text:span text:style-name="T7">JS</text:span></text:p>
      <text:p text:style-name="P13"><text:tab/><text:tab/>- <text:span text:style-name="T1">parce que plus léger</text:span></text:p>
      <text:p text:style-name="P13"><text:tab/><text:tab/>- <text:span text:style-name="T2">remontée d'informations à l'utilisateur (webnotifications par exemple)</text:span></text:p>
      <text:p text:style-name="P13"><text:tab/><text:tab/>- <text:span text:style-name="T3">échange compétences dans l'équipe</text:span></text:p>
      <text:p text:style-name="P13"/>
      <text:p text:style-name="P4">Framework <text:span text:style-name="T15">NodeJS/</text:span>MongoDB : <text:span text:style-name="T19">Mongoose</text:span></text:p>
      <text:p text:style-name="P4"/>
      <text:p text:style-name="P19"><text:span text:style-name="T16">http://atinux.developpez.com/tutoriels/javascript/mongodb-nodejs-mongoose/</text:span><text:tab/></text:p>
      <text:p text:style-name="P20">framework le plus connu</text:p>
      <text:p text:style-name="P20"/>
      <text:p text:style-name="P5">Authentification : </text:p>
      <text:p text:style-name="P22"/>
      <text:p text:style-name="P22">passeport, <text:span text:style-name="T20">framework le plus connu et référence pour ça</text:span></text:p>
      <text:p text:style-name="P23"><text:a xlink:type="simple" xlink:href="http://www.js-attitude.fr/2014/10/23/libs-node-js/">http://www.js-attitude.fr/2014/10/23/libs-node-js/</text:a></text:p>
      <text:p text:style-name="P23"/>
      <text:p text:style-name="P6">MVC</text:p>
      <text:p text:style-name="P25">=&gt; express</text:p>
      <text:p text:style-name="P24">http://code.tutsplus.com/tutorials/build-a-complete-mvc-website-with-expressjs--net-34168</text:p>
      <text:p text:style-name="P13"/>
      <text:p text:style-name="P8">Internationalisation</text:p>
      <text:p text:style-name="P28">=&gt; i18n-2</text:p>
      <text:p text:style-name="P29">Simple d'utilisation</text:p>
      <text:p text:style-name="P13"/>
      <text:p text:style-name="P16"><text:span text:style-name="T13"><text:tab/></text:span><text:span text:style-name="T6">I.</text:span><text:span text:style-name="T8">B</text:span><text:span text:style-name="T4"> </text:span><text:span text:style-name="T9">Persistance</text:span></text:p>
      <text:p text:style-name="P16"/>
      <text:p text:style-name="P26">Persistance des utilisateurs, des chantiers, et des jobs</text:p>
      <text:p text:style-name="P16"/>
      <text:p text:style-name="P17"><text:span text:style-name="T5">en </text:span><text:span text:style-name="T10">MongoDB</text:span></text:p>
      <text:p text:style-name="P17"><text:span text:style-name="T17"><text:tab/><text:tab/>- parce que orienté document et pas de schéma fixe</text:span></text:p>
      <text:p text:style-name="P18"><text:span text:style-name="T18"><text:tab/><text:tab/>- permet d'envoyer directement en JSON via NodeJS/Mongoose (pas de justification <text:tab/><text:tab/>avec le théorème CAP)</text:span></text:p>
      <text:p text:style-name="P18"/>
      <text:p text:style-name="P7">schéma</text:p>
      <text:p text:style-name="P27"/>
      <text:p text:style-name="P21"><text:tab/><text:tab/></text:p>
      <text:p text:style-name="P21"/>
      <text:p text:style-name="P21"><text:soft-page-break/></text:p>
      <text:p text:style-name="P9">A faire <text:span text:style-name="T21">pour nous</text:span></text:p>
      <text:p text:style-name="P9"/>
      <text:p text:style-name="P30">- Regarder en détail comment faire un MVC propre en Node pour expliquer aux autres</text:p>
      <text:p text:style-name="P13"><text:tab/></text:p>
      <text:p text:style-name="P13"/>
      <text:p text:style-name="P10">Antoine</text:p>
      <text:p text:style-name="P31"/>
      <text:p text:style-name="P31">- Les boutons de mode avancé pour le traitement, c'est pas du tout ergonomique</text:p>
      <text:p text:style-name="P31">- « <text:span text:style-name="T22">Images spécifiques pour la calibration » : est-ce qu'il faut choisir parmi les images que l'utilisateur a déjà sélectionné ?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4:31:40.329473637</meta:creation-date>
    <meta:generator>LibreOffice/4.2.7.2$Linux_x86 LibreOffice_project/420m0$Build-2</meta:generator>
    <dc:date>2015-04-08T16:48:31.173290306</dc:date>
    <meta:editing-duration>PT2H13M48S</meta:editing-duration>
    <meta:editing-cycles>98</meta:editing-cycles>
    <meta:document-statistic meta:table-count="0" meta:image-count="0" meta:object-count="0" meta:page-count="2" meta:paragraph-count="37" meta:word-count="239" meta:character-count="1686" meta:non-whitespace-character-count="1456"/>
  </office:meta>
</office:document-meta>
</file>